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.555cm" svg:height="0.962cm" svg:x="5.6cm" svg:y="9.8cm">
          <draw:text-box>
            <text:p><text:span text:style-name="T1">e</text:span><text:span text:style-name="T2">2</text:span><text:span text:style-name="T1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8T20:21:21.504233035</meta:creation-date>
    <dc:date>2017-09-28T20:25:42.716903641</dc:date>
    <meta:editing-duration>PT4M22S</meta:editing-duration>
    <meta:editing-cycles>1</meta:editing-cycles>
    <meta:document-statistic meta:object-count="1"/>
    <meta:generator>LibreOffice/5.1.6.2$Linux_X86_64 LibreOffice_project/10m0$Build-2</meta:generator>
  </office:meta>
</office:document-meta>
</file>